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Farah" svg:font-family="Far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.F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5" style:family="paragraph" style:parent-style-name="normal">
      <style:text-properties style:font-name="Essiah" fo:font-size="28pt" style:font-size-asian="28pt" style:font-size-complex="28pt"/>
    </style:style>
    <style:style style:name="P16" style:family="paragraph" style:parent-style-name="normal"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style:font-name="essiah1" fo:font-size="22pt" style:font-size-asian="22pt" style:font-size-complex="22pt"/>
    </style:style>
    <style:style style:name="P25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27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fo:font-size="22pt" style:font-size-asian="22pt" style:font-size-complex="22pt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font-name="Essiah" fo:font-size="22pt" fo:font-weight="bold" style:font-size-asian="22pt" style:font-weight-asian="bold" style:font-size-complex="22pt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fo:font-weight="bold" fo:background-color="transparent" style:font-name-asian="essiah2" style:font-size-asian="12pt" style:font-weight-asian="bold" style:font-name-complex="essiah2" style:font-size-complex="12pt" style:font-weight-complex="bold"/>
    </style:style>
    <style:style style:name="P50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1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2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1">
      <style:text-properties style:font-name="Bodoni 72" style:text-underline-style="none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essiah2" style:font-name-complex="essiah2"/>
    </style:style>
    <style:style style:name="P65" style:family="paragraph" style:parent-style-name="Title" style:master-page-name="Standard">
      <style:paragraph-properties style:page-number="1"/>
      <style:text-properties fo:font-style="normal" style:text-underline-style="none" style:font-style-asian="normal" style:font-style-complex="normal"/>
    </style:style>
    <style:style style:name="P66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7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68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69" style:family="paragraph" style:parent-style-name="normal">
      <style:text-properties style:font-name="Liberation Mono" fo:font-size="24pt" style:font-size-asian="24pt" style:font-size-complex="24pt"/>
    </style:style>
    <style:style style:name="P7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fo:font-weight="normal" style:font-weight-asian="normal" style:font-weight-complex="normal" loext:opacity="100%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4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6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27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8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9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30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31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32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33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34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35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36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37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8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9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40" style:family="text">
      <style:text-properties style:font-name-asian="essiah2" style:font-name-complex="essiah2"/>
    </style:style>
    <style:style style:name="T41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2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3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4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5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6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7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style:font-name-asian="essiah2" style:font-name-complex="essiah2"/>
    </style:style>
    <style:style style:name="T50" style:family="text">
      <style:text-properties style:text-underline-style="none" fo:font-weight="normal" style:font-weight-asian="normal" style:font-weight-complex="normal" loext:opacity="100%"/>
    </style:style>
    <style:style style:name="T51" style:family="text">
      <style:text-properties style:font-name-asian="eXsE1" style:font-name-complex="eXsE1"/>
    </style:style>
    <style:style style:name="T52" style:family="text">
      <style:text-properties fo:font-weight="bold" style:font-name-asian="essiah2" style:font-weight-asian="bold" style:font-name-complex="essiah2" style:font-weight-complex="bold"/>
    </style:style>
    <style:style style:name="T53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54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55" style:family="text">
      <style:text-properties style:font-name="Essiah" fo:font-size="22pt" style:text-underline-style="none" style:font-size-asian="22pt" style:font-size-complex="22pt"/>
    </style:style>
    <style:style style:name="T56" style:family="text">
      <style:text-properties style:font-name="Essiah" fo:font-size="22pt" style:font-name-asian="essiah2" style:font-size-asian="22pt" style:font-name-complex="essiah2" style:font-size-complex="22pt"/>
    </style:style>
    <style:style style:name="T57" style:family="text">
      <style:text-properties style:text-position="sub 58%"/>
    </style:style>
    <style:style style:name="T58" style:family="text">
      <style:text-properties fo:font-size="22pt" style:font-name-asian="essiah2" style:font-size-asian="22pt" style:font-name-complex="essiah2" style:font-size-complex="22pt"/>
    </style:style>
    <style:style style:name="T59" style:family="text">
      <style:text-properties style:font-name="essiah1" style:text-underline-style="none" fo:font-weight="normal" style:font-weight-asian="normal" style:font-weight-complex="normal"/>
    </style:style>
    <style:style style:name="T60" style:family="text">
      <style:text-properties style:font-name="Bodoni 72"/>
    </style:style>
    <style:style style:name="T61" style:family="text">
      <style:text-properties style:text-position="0% 100%"/>
    </style:style>
    <style:style style:name="T62" style:family="text">
      <style:text-properties style:font-name="Fara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essEo</text:p>
      <text:p text:style-name="P60">Alphabet</text:p>
      <text:p text:style-name="P70">euao EUAO</text:p>
      <text:p text:style-name="P70">owly OWL</text:p>
      <text:p text:style-name="P70">sxjS TvHm </text:p>
      <text:p text:style-name="P70">ZCzk fNnr</text:p>
      <text:p text:style-name="P70"><text:s/>pbd thg</text:p>
      <text:p text:style-name="P14"><text:span text:style-name="T40"><text:s text:c="2"/></text:span><text:span text:style-name="T10"><text:s text:c="2"/></text:span><text:span text:style-name="T40"><text:s text:c="2"/></text:span><text:span text:style-name="T52"><text:s text:c="2"/></text:span><text:span text:style-name="T10"><text:s/></text:span></text:p>
      <text:p text:style-name="P69"><text:span text:style-name="T17">e</text:span><text:span text:style-name="T27">n</text:span><text:span text:style-name="T31"> <text:s/></text:span><text:span text:style-name="T16">u</text:span><text:span text:style-name="T32">m</text:span><text:span text:style-name="T16"> </text:span><text:span text:style-name="T24"><text:s/></text:span><text:span text:style-name="T16">a</text:span><text:span text:style-name="T35">t</text:span><text:span text:style-name="T32"> <text:s/></text:span><text:span text:style-name="T17">i</text:span><text:span text:style-name="T25">t <text:s/></text:span><text:span text:style-name="T17">ē</text:span><text:span text:style-name="T25"> <text:s text:c="2"/></text:span><text:span text:style-name="T17">ū <text:s text:c="2"/>ā</text:span><text:span text:style-name="T25"> <text:s/></text:span><text:span text:style-name="T17"><text:s/>ī</text:span></text:p>
      <text:p text:style-name="P69"><text:span text:style-name="T17">o</text:span><text:span text:style-name="T33"> <text:s text:c="2"/></text:span><text:span text:style-name="T17">ɔ</text:span><text:span text:style-name="T33"> <text:s/></text:span><text:span text:style-name="T27"><text:s/></text:span><text:span text:style-name="T20">l</text:span><text:span text:style-name="T27">ū <text:s/></text:span><text:span text:style-name="T20">ü</text:span><text:span text:style-name="T27"> <text:s text:c="2"/></text:span><text:span text:style-name="T17">ō</text:span><text:span text:style-name="T27"> <text:s text:c="2"/></text:span><text:span text:style-name="T20">ʊ</text:span><text:span text:style-name="T27"> <text:s text:c="2"/></text:span><text:span text:style-name="T17">ḻ</text:span><text:span text:style-name="T35">a</text:span><text:span text:style-name="T27"> <text:s text:c="3"/></text:span></text:p>
      <text:p text:style-name="P69"><text:span text:style-name="T16">s</text:span><text:span text:style-name="T24">ē <text:s/></text:span><text:span text:style-name="T20">xh</text:span><text:span text:style-name="T33">ō </text:span><text:span text:style-name="T17">j</text:span><text:span text:style-name="T35">ō</text:span><text:span text:style-name="T33"> <text:s/></text:span><text:span text:style-name="T20">sh</text:span><text:span text:style-name="T25">ē </text:span><text:span text:style-name="T20">∂</text:span><text:span text:style-name="T25">ē <text:s/></text:span><text:span text:style-name="T17">v</text:span><text:span text:style-name="T25">ū</text:span><text:span text:style-name="T17"> <text:s/></text:span><text:span text:style-name="T20">θ</text:span><text:span text:style-name="T35">ō <text:s/></text:span><text:span text:style-name="T20">m</text:span><text:span text:style-name="T29">ā</text:span></text:p>
      <text:p text:style-name="P69"><text:span text:style-name="T20">zh</text:span><text:span text:style-name="T26">ā </text:span><text:span text:style-name="T20">ch</text:span><text:span text:style-name="T27">ū </text:span><text:span text:style-name="T20">z</text:span><text:span text:style-name="T27">ū <text:s/></text:span><text:span text:style-name="T17">k</text:span><text:span text:style-name="T25">ē <text:s/></text:span><text:span text:style-name="T17">f</text:span><text:span text:style-name="T25">ē</text:span><text:span text:style-name="T35"> <text:s/></text:span><text:span text:style-name="T33">ō</text:span><text:span text:style-name="T17">ng</text:span><text:span text:style-name="T27"> </text:span><text:span text:style-name="T20">n</text:span><text:span text:style-name="T29">ā <text:s/></text:span><text:span text:style-name="T17">r</text:span><text:span text:style-name="T27">a <text:s/></text:span></text:p>
      <text:p text:style-name="P69"><text:span text:style-name="T27"><text:s text:c="4"/></text:span><text:span text:style-name="T17">p</text:span><text:span text:style-name="T26">ā</text:span><text:span text:style-name="T25"> <text:s/></text:span><text:span text:style-name="T17">b</text:span><text:span text:style-name="T35">ō</text:span><text:span text:style-name="T25"> <text:s/></text:span><text:span text:style-name="T20">d</text:span><text:span text:style-name="T26">ā</text:span><text:span text:style-name="T27"> <text:s/></text:span><text:span text:style-name="T17">t</text:span><text:span text:style-name="T25">ū</text:span><text:span text:style-name="T27"> <text:s/></text:span><text:span text:style-name="T20">h</text:span><text:span text:style-name="T27">ū</text:span><text:span text:style-name="T27"> <text:s/></text:span><text:span text:style-name="T17">g</text:span><text:span text:style-name="T35">ō</text:span></text:p>
      <text:p text:style-name="P66">Sample Text</text:p>
      <text:p text:style-name="P49"><text:span text:style-name="T3">sUnusEdasuO, sU </text:span><text:span text:style-name="T50">es s</text:span><text:span text:style-name="T45">U</text:span><text:span text:style-name="T50">nu pasen avum lok o. deb nel brAsO tu tEO s</text:span><text:span text:style-name="T45">U</text:span><text:span text:style-name="T50">nu Okr</text:span><text:span text:style-name="T45">U</text:span><text:span text:style-name="T50">s eru pasen. y den nel brAs te tEO. &lt;es s</text:span><text:span text:style-name="T45">U</text:span><text:span text:style-name="T50">nu pasen avum lok iesw.&gt; krUsO te pasen. nel kr</text:span><text:span text:style-name="T45">U</text:span><text:span text:style-name="T50">s pasen. Zunel kr</text:span><text:span text:style-name="T45">U</text:span><text:span text:style-name="T50">s pasen. tan vOsO pru etu sE. s</text:span><text:span text:style-name="T45">U</text:span><text:span text:style-name="T50">nu Okr</text:span><text:span text:style-name="T45">U</text:span><text:span text:style-name="T50">s eru pasen. tan vOs os etu sE un anu doks.</text:span></text:p>
      <text:p text:style-name="P50"/>
      <text:p text:style-name="P40"><text:span text:style-name="T39">sUnusEdasuO, sU </text:span><text:span text:style-name="T37">es s</text:span><text:span text:style-name="T38">U</text:span><text:span text:style-name="T37">nu pasen avum lok o. deb nel brAsO tu tEO s</text:span><text:span text:style-name="T38">U</text:span><text:span text:style-name="T37">nu Okr</text:span><text:span text:style-name="T38">U</text:span><text:span text:style-name="T37">s eru pasen. y den nel brAs te tEO. &lt;es s</text:span><text:span text:style-name="T38">U</text:span><text:span text:style-name="T37">nu pasen avum lok iesw.&gt; krUsO te pasen. nel kr</text:span><text:span text:style-name="T38">U</text:span><text:span text:style-name="T37">s pasen. Zunel kr</text:span><text:span text:style-name="T38">U</text:span><text:span text:style-name="T37">s pasen. tan vOsO pru etu sE. s</text:span><text:span text:style-name="T38">U</text:span><text:span text:style-name="T37">nu Okr</text:span><text:span text:style-name="T38">U</text:span><text:span text:style-name="T37">s eru pasen. tan vOs os etu sE un anu doks.</text:span></text:p>
      <text:p text:style-name="P50"/>
      <text:p text:style-name="P41"><text:span text:style-name="T39">sUnusEdasuO, sU </text:span><text:span text:style-name="T37">es s</text:span><text:span text:style-name="T38">U</text:span><text:span text:style-name="T37">nu pasen avum lok o. deb nel brAsO tu tEO s</text:span><text:span text:style-name="T38">U</text:span><text:span text:style-name="T37">nu Okr</text:span><text:span text:style-name="T38">U</text:span><text:span text:style-name="T37">s eru pasen. y den nel brAs te tEO. &lt;es s</text:span><text:span text:style-name="T38">U</text:span><text:span text:style-name="T37">nu, pasen avum lok iesw.&gt; krUsO te pasen. nel kr</text:span><text:span text:style-name="T38">U</text:span><text:span text:style-name="T37">s pasen. Zunel kr</text:span><text:span text:style-name="T38">U</text:span><text:span text:style-name="T37">s pasen. tan vOsO pru etu sE. s</text:span><text:span text:style-name="T38">U</text:span><text:span text:style-name="T37">nu Okr</text:span><text:span text:style-name="T38">U</text:span><text:span text:style-name="T37">s eru pasen. tan vOs os etu sE un anu doks.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53">Markers precede their object (i.e. "for the ball").</text:span><text:span text:style-name="T49"><text:tab/></text:span></text:p>
      <text:p text:style-name="P60">Articles</text:p>
      <text:p text:style-name="P8">Indefinite Singular</text:p>
      <text:p text:style-name="P16">_</text:p>
      <text:p text:style-name="P4"/>
      <text:p text:style-name="P4">Indefinite Plural</text:p>
      <text:p text:style-name="P18">o</text:p>
      <text:p text:style-name="P8"/>
      <text:p text:style-name="P8">Definite Singular</text:p>
      <text:p text:style-name="P22">to</text:p>
      <text:p text:style-name="P8"/>
      <text:p text:style-name="P8">Definite Plural</text:p>
      <text:p text:style-name="P26">eto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7">essEo</text:p>
          </table:table-cell>
        </table:table-row>
        <table:table-row table:style-name="Table4.1">
          <table:table-cell table:style-name="Table4.A2" office:value-type="string">
            <text:p text:style-name="P53">Singular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</text:p>
          </table:table-cell>
          <table:table-cell table:style-name="Table4.A2" office:value-type="string">
            <text:p text:style-name="P56">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is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at</text:p>
          </table:table-cell>
          <table:table-cell table:style-name="Table4.A2" office:value-type="string">
            <text:p text:style-name="P56">sunA</text:p>
          </table:table-cell>
        </table:table-row>
        <table:table-row table:style-name="Table4.1">
          <table:table-cell table:style-name="Table4.A2" office:value-type="string">
            <text:p text:style-name="P53">Plural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we</text:p>
          </table:table-cell>
          <table:table-cell table:style-name="Table4.A2" office:value-type="string">
            <text:p text:style-name="P56">s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 all</text:p>
          </table:table-cell>
          <table:table-cell table:style-name="Table4.A2" office:value-type="string">
            <text:p text:style-name="P56">t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ese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ose</text:p>
          </table:table-cell>
          <table:table-cell table:style-name="Table4.A2" office:value-type="string">
            <text:p text:style-name="P56">sUnA</text:p>
          </table:table-cell>
        </table:table-row>
      </table:table>
      <text:p text:style-name="P60">Punctuation</text:p>
      <text:p text:style-name="P8">Period</text:p>
      <text:p text:style-name="P24">.</text:p>
      <text:p text:style-name="P8"/>
      <text:p text:style-name="P8">Comma</text:p>
      <text:p text:style-name="P24">,</text:p>
      <text:p text:style-name="P24"/>
      <text:p text:style-name="P8">Quotation Marks</text:p>
      <text:p text:style-name="P24">&lt; &gt;</text:p>
      <text:p text:style-name="P24"/>
      <text:p text:style-name="P8">Question Mark</text:p>
      <text:p text:style-name="P24">#</text:p>
      <text:p text:style-name="P24"/>
      <text:p text:style-name="P8">Exclamatin Mark</text:p>
      <text:p text:style-name="P24">#</text:p>
      <text:p text:style-name="P60">Conjuctions</text:p>
      <text:p text:style-name="P63">And</text:p>
      <text:p text:style-name="P26">+</text:p>
      <text:p text:style-name="P62">Or</text:p>
      <text:p text:style-name="P25">-</text:p>
      <text:p text:style-name="P60">Markers</text:p>
      <text:p text:style-name="P62"><text:span text:style-name="T49">Direct</text:span><text:span text:style-name="T49"> Object</text:span></text:p>
      <text:p text:style-name="P19">li</text:p>
      <text:p text:style-name="P64">Indirect Object</text:p>
      <text:p text:style-name="P19">-</text:p>
      <text:p text:style-name="P63">Possessive</text:p>
      <text:p text:style-name="P22">es</text:p>
      <text:p text:style-name="P60">Verb Tenses</text:p>
      <text:p text:style-name="P10">I owned.</text:p>
      <text:p text:style-name="P16"><text:span text:style-name="T40">ObrAs.</text:span> </text:p>
      <text:p text:style-name="P8"/>
      <text:p text:style-name="P8">I own.</text:p>
      <text:p text:style-name="P20">brAs.</text:p>
      <text:p text:style-name="P8"/>
      <text:p text:style-name="P10">I will own.</text:p>
      <text:p text:style-name="P20">brAsO.</text:p>
      <text:p text:style-name="P10"/>
      <text:p text:style-name="P9">I owned the night.</text:p>
      <text:p text:style-name="P15"><text:span text:style-name="T58">ObrAs tu tEO.</text:span><text:span text:style-name="T51"> </text:span></text:p>
      <text:p text:style-name="P8"/>
      <text:p text:style-name="P8">I own the night.</text:p>
      <text:p text:style-name="P20">brAs tu tEO.</text:p>
      <text:p text:style-name="P8"/>
      <text:p text:style-name="P5">I will own the night.</text:p>
      <text:p text:style-name="P23">brAsO tu tEO.</text:p>
      <text:p text:style-name="P6"/>
      <text:p text:style-name="P6">I stood with you."</text:p>
      <text:p text:style-name="P23">OAgres lu y.</text:p>
      <text:p text:style-name="P4"/>
      <text:p text:style-name="P6">I will be standing with them.</text:p>
      <text:p text:style-name="P28"><text:span text:style-name="T4">ahresO nul lu</text:span><text:span text:style-name="T8"> sUnu</text:span><text:span text:style-name="T4">.</text:span></text:p>
      <text:p text:style-name="P4"/>
      <text:p text:style-name="P7">Progressive Action</text:p>
      <text:p text:style-name="P23">nul</text:p>
      <text:p text:style-name="P5"/>
      <text:p text:style-name="P6">You are owning the night.</text:p>
      <text:p text:style-name="normal"><text:span text:style-name="T6">y brAs nul tu tEO.</text:span><text:span text:style-name="T7"><text:line-break/></text:span></text:p>
      <text:p text:style-name="P6">Completed Action</text:p>
      <text:p text:style-name="P25">dun</text:p>
      <text:p text:style-name="P4"/>
      <text:p text:style-name="P6">You had owned the night.</text:p>
      <text:p text:style-name="P23">y den ObrAs tu tEO.</text:p>
      <text:p text:style-name="P4"/>
      <text:p text:style-name="P4">You have owned the night.</text:p>
      <text:p text:style-name="P19">y den brAs tu tEO.</text:p>
      <text:p text:style-name="P5"/>
      <text:p text:style-name="P4">You will have owned the nights.</text:p>
      <text:p text:style-name="P23">y den brAsO etu tEO.</text:p>
      <text:p text:style-name="P6"/>
      <text:p text:style-name="P6">You had been owning the night.</text:p>
      <text:p text:style-name="P23">y den nel ObrAs tu tEO.</text:p>
      <text:p text:style-name="P4"/>
      <text:p text:style-name="P4">You have been owning the night.</text:p>
      <text:p text:style-name="P23">y den nel brAs te tEO.</text:p>
      <text:p text:style-name="P4"/>
      <text:p text:style-name="P4">You will be owning the night.</text:p>
      <text:p text:style-name="P22">y den nel brAsO te tEO.</text:p>
      <text:p text:style-name="P8"/>
      <text:p text:style-name="P9">Will you have owned the night?</text:p>
      <text:p text:style-name="P22">?y deb nel brAsO tu tEO?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4">0</text:p>
          </table:table-cell>
          <table:table-cell table:style-name="Table5.A1" office:value-type="string">
            <text:p text:style-name="P54">1</text:p>
          </table:table-cell>
          <table:table-cell table:style-name="Table5.A1" office:value-type="string">
            <text:p text:style-name="P54">2</text:p>
          </table:table-cell>
          <table:table-cell table:style-name="Table5.A1" office:value-type="string">
            <text:p text:style-name="P54">3</text:p>
          </table:table-cell>
          <table:table-cell table:style-name="Table5.A1" office:value-type="string">
            <text:p text:style-name="P54">4</text:p>
          </table:table-cell>
        </table:table-row>
        <table:table-row table:style-name="Table5.1">
          <table:table-cell table:style-name="Table5.A2" office:value-type="float" office:value="0">
            <text:p text:style-name="P58">0</text:p>
          </table:table-cell>
          <table:table-cell table:style-name="Table5.A2" office:value-type="float" office:value="1">
            <text:p text:style-name="P58">1</text:p>
          </table:table-cell>
          <table:table-cell table:style-name="Table5.A2" office:value-type="float" office:value="2">
            <text:p text:style-name="P58">2</text:p>
          </table:table-cell>
          <table:table-cell table:style-name="Table5.A2" office:value-type="float" office:value="3">
            <text:p text:style-name="P58">3</text:p>
          </table:table-cell>
          <table:table-cell table:style-name="Table5.A2" office:value-type="float" office:value="4">
            <text:p text:style-name="P58">4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4">5</text:p>
          </table:table-cell>
          <table:table-cell table:style-name="Table6.A1" office:value-type="string">
            <text:p text:style-name="P54">6</text:p>
          </table:table-cell>
          <table:table-cell table:style-name="Table6.A1" office:value-type="string">
            <text:p text:style-name="P54">7</text:p>
          </table:table-cell>
          <table:table-cell table:style-name="Table6.A1" office:value-type="string">
            <text:p text:style-name="P54">8</text:p>
          </table:table-cell>
          <table:table-cell table:style-name="Table6.A1" office:value-type="string">
            <text:p text:style-name="P54">9</text:p>
          </table:table-cell>
          <table:table-cell table:style-name="Table6.A1" office:value-type="string">
            <text:p text:style-name="P54">10</text:p>
          </table:table-cell>
          <table:table-cell table:style-name="Table6.A1" office:value-type="string">
            <text:p text:style-name="P54">11</text:p>
          </table:table-cell>
          <table:table-cell table:style-name="Table6.A1" office:value-type="string">
            <text:p text:style-name="P59"><text:span text:style-name="T13">12</text:span><text:span text:style-name="T14">1</text:span></text:p>
          </table:table-cell>
        </table:table-row>
        <table:table-row table:style-name="Table6.1">
          <table:table-cell table:style-name="Table6.A2" office:value-type="float" office:value="5">
            <text:p text:style-name="P58">5</text:p>
          </table:table-cell>
          <table:table-cell table:style-name="Table6.A2" office:value-type="float" office:value="6">
            <text:p text:style-name="P58">6</text:p>
          </table:table-cell>
          <table:table-cell table:style-name="Table6.A2" office:value-type="float" office:value="7">
            <text:p text:style-name="P58">7</text:p>
          </table:table-cell>
          <table:table-cell table:style-name="Table6.A2" office:value-type="float" office:value="8">
            <text:p text:style-name="P58">8</text:p>
          </table:table-cell>
          <table:table-cell table:style-name="Table6.A2" office:value-type="float" office:value="9">
            <text:p text:style-name="P58">9</text:p>
          </table:table-cell>
          <table:table-cell table:style-name="Table6.F2" office:value-type="string">
            <text:p text:style-name="P58">!</text:p>
          </table:table-cell>
          <table:table-cell table:style-name="Table6.F2" office:value-type="string">
            <text:p text:style-name="P58"/>
          </table:table-cell>
          <table:table-cell table:style-name="Table6.F2" office:value-type="string">
            <text:p text:style-name="P58">e</text:p>
          </table:table-cell>
        </table:table-row>
      </table:table>
      <text:p text:style-name="P52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9"><text:span text:style-name="T13">12</text:span><text:span text:style-name="T14">2</text:span></text:p>
          </table:table-cell>
          <table:table-cell table:style-name="Table1.A1" office:value-type="string">
            <text:p text:style-name="P59"><text:span text:style-name="T13">12</text:span><text:span text:style-name="T14">3</text:span></text:p>
          </table:table-cell>
          <table:table-cell table:style-name="Table1.A1" office:value-type="string">
            <text:p text:style-name="P59"><text:span text:style-name="T13">12</text:span><text:span text:style-name="T14">4</text:span></text:p>
          </table:table-cell>
          <table:table-cell table:style-name="Table1.A1" office:value-type="string">
            <text:p text:style-name="P59"><text:span text:style-name="T13">12</text:span><text:span text:style-name="T14">5</text:span></text:p>
          </table:table-cell>
          <table:table-cell table:style-name="Table1.A1" office:value-type="string">
            <text:p text:style-name="P59"><text:span text:style-name="T13">12</text:span><text:span text:style-name="T14">6</text:span></text:p>
          </table:table-cell>
          <table:table-cell table:style-name="Table1.A1" office:value-type="string">
            <text:p text:style-name="P59"><text:span text:style-name="T13">12</text:span><text:span text:style-name="T14">7</text:span></text:p>
          </table:table-cell>
          <table:table-cell table:style-name="Table1.A1" office:value-type="string">
            <text:p text:style-name="P59"><text:span text:style-name="T13">12</text:span><text:span text:style-name="T14">8</text:span></text:p>
          </table:table-cell>
          <table:table-cell table:style-name="Table1.A1" office:value-type="string">
            <text:p text:style-name="P59"><text:span text:style-name="T13">12</text:span><text:span text:style-name="T14">9</text:span></text:p>
          </table:table-cell>
        </table:table-row>
        <table:table-row table:style-name="Table1.1">
          <table:table-cell table:style-name="Table1.A2" office:value-type="string">
            <text:p text:style-name="P58">d</text:p>
          </table:table-cell>
          <table:table-cell table:style-name="Table1.A2" office:value-type="string">
            <text:p text:style-name="P58">h</text:p>
          </table:table-cell>
          <table:table-cell table:style-name="Table1.A2" office:value-type="string">
            <text:p text:style-name="P58">m</text:p>
          </table:table-cell>
          <table:table-cell table:style-name="Table1.A2" office:value-type="string">
            <text:p text:style-name="P58">L</text:p>
          </table:table-cell>
          <table:table-cell table:style-name="Table1.A2" office:value-type="string">
            <text:p text:style-name="P58">b</text:p>
          </table:table-cell>
          <table:table-cell table:style-name="Table1.A2" office:value-type="string">
            <text:p text:style-name="P58">l</text:p>
          </table:table-cell>
          <table:table-cell table:style-name="Table1.A2" office:value-type="string">
            <text:p text:style-name="P58">n</text:p>
          </table:table-cell>
          <table:table-cell table:style-name="Table1.A2" office:value-type="string">
            <text:p text:style-name="P58">s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9"><text:span text:style-name="T13">12</text:span><text:span text:style-name="T14">10</text:span></text:p>
          </table:table-cell>
          <table:table-cell table:style-name="Table2.A1" office:value-type="string">
            <text:p text:style-name="P59"><text:span text:style-name="T13">12</text:span><text:span text:style-name="T14">11</text:span></text:p>
          </table:table-cell>
          <table:table-cell table:style-name="Table2.A1" office:value-type="string">
            <text:p text:style-name="P59"><text:span text:style-name="T13">12</text:span><text:span text:style-name="T14">12</text:span></text:p>
          </table:table-cell>
          <table:table-cell table:style-name="Table2.A1" office:value-type="string">
            <text:p text:style-name="P59"><text:span text:style-name="T13">12</text:span><text:span text:style-name="T14">13</text:span></text:p>
          </table:table-cell>
          <table:table-cell table:style-name="Table2.A1" office:value-type="string">
            <text:p text:style-name="P59"><text:span text:style-name="T13">12</text:span><text:span text:style-name="T14">14</text:span></text:p>
          </table:table-cell>
          <table:table-cell table:style-name="Table2.A1" office:value-type="string">
            <text:p text:style-name="P59"><text:span text:style-name="T13">12</text:span><text:span text:style-name="T14">15</text:span></text:p>
          </table:table-cell>
          <table:table-cell table:style-name="Table2.A1" office:value-type="string">
            <text:p text:style-name="P59"><text:span text:style-name="T13">12</text:span><text:span text:style-name="T14">16</text:span></text:p>
          </table:table-cell>
          <table:table-cell table:style-name="Table2.A1" office:value-type="string">
            <text:p text:style-name="P59"><text:span text:style-name="T13">12</text:span><text:span text:style-name="T14">17</text:span></text:p>
          </table:table-cell>
        </table:table-row>
        <table:table-row table:style-name="Table2.1">
          <table:table-cell table:style-name="Table2.A2" office:value-type="string">
            <text:p text:style-name="P58">f</text:p>
          </table:table-cell>
          <table:table-cell table:style-name="Table2.A2" office:value-type="string">
            <text:p text:style-name="P58">v</text:p>
          </table:table-cell>
          <table:table-cell table:style-name="Table2.A2" office:value-type="string">
            <text:p text:style-name="P58">p</text:p>
          </table:table-cell>
          <table:table-cell table:style-name="Table2.A2" office:value-type="string">
            <text:p text:style-name="P58">k</text:p>
          </table:table-cell>
          <table:table-cell table:style-name="Table2.A2" office:value-type="string">
            <text:p text:style-name="P58">r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j</text:p>
          </table:table-cell>
          <table:table-cell table:style-name="Table2.A2" office:value-type="string">
            <text:p text:style-name="P58">g</text:p>
          </table:table-cell>
        </table:table-row>
      </table:table>
      <text:p text:style-name="P51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9"><text:span text:style-name="T13">12</text:span><text:span text:style-name="T14">18</text:span></text:p>
          </table:table-cell>
          <table:table-cell table:style-name="Table3.A1" office:value-type="string">
            <text:p text:style-name="P59"><text:span text:style-name="T13">12</text:span><text:span text:style-name="T14">19</text:span></text:p>
          </table:table-cell>
          <table:table-cell table:style-name="Table3.A1" office:value-type="string">
            <text:p text:style-name="P59"><text:span text:style-name="T13">12</text:span><text:span text:style-name="T14">20</text:span></text:p>
          </table:table-cell>
          <table:table-cell table:style-name="Table3.A1" office:value-type="string">
            <text:p text:style-name="P59"><text:span text:style-name="T13">12</text:span><text:span text:style-name="T14">21</text:span></text:p>
          </table:table-cell>
          <table:table-cell table:style-name="Table3.A1" office:value-type="string">
            <text:p text:style-name="P59"><text:span text:style-name="T13">12</text:span><text:span text:style-name="T14">22</text:span></text:p>
          </table:table-cell>
          <table:table-cell table:style-name="Table3.A1" office:value-type="string">
            <text:p text:style-name="P59"><text:span text:style-name="T13">12</text:span><text:span text:style-name="T14">23</text:span></text:p>
          </table:table-cell>
          <table:table-cell table:style-name="Table3.A1" office:value-type="string">
            <text:p text:style-name="P59"><text:span text:style-name="T13">12</text:span><text:span text:style-name="T14">24</text:span></text:p>
          </table:table-cell>
          <table:table-cell table:style-name="Table3.A1" office:value-type="string">
            <text:p text:style-name="P59"><text:span text:style-name="T13">12</text:span><text:span text:style-name="T14">25</text:span></text:p>
          </table:table-cell>
        </table:table-row>
        <table:table-row table:style-name="Table3.1">
          <table:table-cell table:style-name="Table3.A2" office:value-type="string">
            <text:p text:style-name="P58">C</text:p>
          </table:table-cell>
          <table:table-cell table:style-name="Table3.A2" office:value-type="string">
            <text:p text:style-name="P58">H</text:p>
          </table:table-cell>
          <table:table-cell table:style-name="Table3.A2" office:value-type="string">
            <text:p text:style-name="P58">T</text:p>
          </table:table-cell>
          <table:table-cell table:style-name="Table3.A2" office:value-type="string">
            <text:p text:style-name="P58">S</text:p>
          </table:table-cell>
          <table:table-cell table:style-name="Table3.A2" office:value-type="string">
            <text:p text:style-name="P58">N</text:p>
          </table:table-cell>
          <table:table-cell table:style-name="Table3.A2" office:value-type="string">
            <text:p text:style-name="P58">z</text:p>
          </table:table-cell>
          <table:table-cell table:style-name="Table3.A2" office:value-type="string">
            <text:p text:style-name="P58">Z</text:p>
          </table:table-cell>
          <table:table-cell table:style-name="Table3.A2" office:value-type="string">
            <text:p text:style-name="P58">x</text:p>
          </table:table-cell>
        </table:table-row>
      </table:table>
      <text:p text:style-name="P51"/>
      <text:p text:style-name="P8">If necessary, <text:span text:style-name="T60">numbers</text:span> are marked with the <text:span text:style-name="T56">#</text:span> symbol (the # on the keyboard).</text:p>
      <text:p text:style-name="P1"/>
      <text:p text:style-name="P11">195<text:span text:style-name="T57">12</text:span><text:span text:style-name="T61"> = 213</text:span><text:span text:style-name="T57">10</text:span></text:p>
      <text:p text:style-name="P21">#ioO</text:p>
      <text:p text:style-name="P1"/>
      <text:p text:style-name="P11"><text:soft-page-break/>1063<text:span text:style-name="T57">12</text:span><text:span text:style-name="T61"> = 1803</text:span><text:span text:style-name="T57">10</text:span></text:p>
      <text:p text:style-name="P27">#iwUI</text:p>
      <text:p text:style-name="P4"/>
      <text:p text:style-name="P4">3*4=12<text:span text:style-name="T57"> </text:span></text:p>
      <text:p text:style-name="P46">I,Y=iw</text:p>
      <text:p text:style-name="P4"/>
      <text:p text:style-name="P8"><text:span text:style-name="T48">Positional terms like "1st" and modifiers like "double" are formed with the word for position, </text:span><text:span text:style-name="T54">ok</text:span><text:span text:style-name="T48">, followed by the number.</text:span></text:p>
      <text:p text:style-name="P6"/>
      <text:p text:style-name="P8"><text:span text:style-name="T48">The word for "double" or "2nd" is </text:span><text:span text:style-name="T55">o</text:span><text:span text:style-name="T54">kY</text:span><text:span text:style-name="T48">.</text:span></text:p>
      <text:p text:style-name="P61">Calendar</text:p>
      <text:p text:style-name="P13">There is a 13 month, 28 day calendar.</text:p>
      <text:p text:style-name="P60">Examples</text:p>
      <text:p text:style-name="P3">Deroetixuxa</text:p>
      <text:p text:style-name="P16">derOetiksUksu</text:p>
      <text:p text:style-name="P3"/>
      <text:p text:style-name="P35">Aono and Ecssiah</text:p>
      <text:p text:style-name="P37">AOno un ekssEo</text:p>
      <text:p text:style-name="P42"/>
      <text:p text:style-name="P42">Good and Evil</text:p>
      <text:p text:style-name="P37">AOn un gw</text:p>
      <text:p text:style-name="P42"/>
      <text:p text:style-name="P38">Beginning and Ending</text:p>
      <text:p text:style-name="P31">ok un ko</text:p>
      <text:p text:style-name="P38"/>
      <text:p text:style-name="P43"><text:span text:style-name="T46">Female</text:span> and <text:span text:style-name="T46">Male</text:span></text:p>
      <text:p text:style-name="P39">nEob un sen</text:p>
      <text:p text:style-name="P36"/>
      <text:p text:style-name="P43">Spirit and Soul</text:p>
      <text:p text:style-name="P30">sun un Aden</text:p>
      <text:p text:style-name="P42"/>
      <text:p text:style-name="P43">We own the night.</text:p>
      <text:p text:style-name="P31">sU brAs tu tEO.</text:p>
      <text:p text:style-name="P44"/>
      <text:p text:style-name="P44">We own nights.</text:p>
      <text:p text:style-name="P47"><text:span text:style-name="T48">s</text:span><text:span text:style-name="T44">U</text:span><text:span text:style-name="T48"> brAs </text:span><text:span text:style-name="T9">etu </text:span><text:span text:style-name="T48">tEO.</text:span></text:p>
      <text:p text:style-name="P44"/>
      <text:p text:style-name="P44">Nights, we own.</text:p>
      <text:p text:style-name="P48"><text:span text:style-name="T1">li ete tEO s</text:span><text:span text:style-name="T41">U</text:span><text:span text:style-name="T1"> brAs.</text:span></text:p>
      <text:p text:style-name="P44"/>
      <text:p text:style-name="P44">They wrote the documents.</text:p>
      <text:p text:style-name="P47"><text:span text:style-name="T48">s</text:span><text:span text:style-name="T44">U</text:span><text:span text:style-name="T48">nu Okr</text:span><text:span text:style-name="T44">U</text:span><text:span text:style-name="T48">s eru pasen.</text:span></text:p>
      <text:p text:style-name="P44"/>
      <text:p text:style-name="P43">I will write the document.</text:p>
      <text:p text:style-name="P31">krUsO te pasen.</text:p>
      <text:p text:style-name="P43"/>
      <text:p text:style-name="P43">Literal: Their document has zero principles.</text:p>
      <text:p text:style-name="P43">Natural: Their document has no principles.</text:p>
      <text:p text:style-name="P48"><text:span text:style-name="T2">es s</text:span><text:span text:style-name="T42">U</text:span><text:span text:style-name="T2">nu pasen avum lok o.</text:span></text:p>
      <text:p text:style-name="P34"/>
      <text:p text:style-name="P43">Our document has good principles.</text:p>
      <text:p text:style-name="P48"><text:span text:style-name="T59">es s</text:span><text:span text:style-name="T47">U </text:span><text:span text:style-name="T59">pasen avum AOn lok o.</text:span></text:p>
      <text:p text:style-name="P45"/>
      <text:p text:style-name="P45">Are you writing a document?</text:p>
      <text:p text:style-name="P48"><text:span text:style-name="T5">?U nel kr</text:span><text:span text:style-name="T43">U</text:span><text:span text:style-name="T5">s pasen?</text:span></text:p>
      <text:p text:style-name="P45"/>
      <text:p text:style-name="P45">Yes, I am writing a document.</text:p>
      <text:p text:style-name="P48"><text:span text:style-name="T5">Zu, nel kr</text:span><text:span text:style-name="T43">U</text:span><text:span text:style-name="T5">s pasen.</text:span></text:p>
      <text:p text:style-name="P45"/>
      <text:p text:style-name="P45">He has good intentions!</text:p>
      <text:p text:style-name="P48"><text:span text:style-name="T5">!sonu avum </text:span><text:span text:style-name="T43">etu w</text:span><text:span text:style-name="T5">tOs AOn!</text:span></text:p>
      <text:p text:style-name="P45"/>
      <text:p text:style-name="P45">Are those people evil?!</text:p>
      <text:p text:style-name="P48"><text:span text:style-name="T5">;s</text:span><text:span text:style-name="T43">U</text:span><text:span text:style-name="T5">nA sE go</text:span><text:span text:style-name="T43">w;</text:span></text:p>
      <text:p text:style-name="P45"/>
      <text:p text:style-name="P45">No, these people are good!</text:p>
      <text:p text:style-name="P48"><text:span text:style-name="T5">!no, s</text:span><text:span text:style-name="T43">U</text:span><text:span text:style-name="T5">nA sE AOn!</text:span></text:p>
      <text:p text:style-name="P45"/>
      <text:p text:style-name="P45">I will stress the principles!</text:p>
      <text:p text:style-name="P32">!zonO etu lok!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Farah" svg:font-family="Far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07-21T14:53:58</dc:date>
    <meta:editing-duration>P5DT18H19M54S</meta:editing-duration>
    <meta:editing-cycles>1379</meta:editing-cycles>
    <meta:generator>OpenOffice/4.1.15$Unix OpenOffice.org_project/4115m2$Build-9813</meta:generator>
    <dc:creator>Michael Chapman</dc:creator>
    <meta:document-statistic meta:table-count="6" meta:image-count="0" meta:object-count="0" meta:page-count="2" meta:paragraph-count="249" meta:word-count="790" meta:character-count="3671"/>
  </office:meta>
</office:document-meta>
</file>